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37bc4f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1d3b55" officeooo:paragraph-rsid="0054bb3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1d3b55" officeooo:paragraph-rsid="0033f96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1d3b55" officeooo:paragraph-rsid="0012cdf2" style:font-size-asian="17.5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fr" fo:country="FR" fo:font-style="normal" style:text-underline-style="solid" style:text-underline-width="auto" style:text-underline-color="font-color" fo:font-weight="normal" officeooo:rsid="001d3b55" officeooo:paragraph-rsid="002a3322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12cdf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4dbb5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8abe8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12cdf2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2a3322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2cf0af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723bfa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33f961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8abe84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b6eb5e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2a332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a4dbb5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723bfa" officeooo:paragraph-rsid="00b6eb5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36d926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867af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37bc4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459ff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49cd4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51b95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2cf0a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a6b58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b2ecde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86c37" officeooo:paragraph-rsid="00586c37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7f7f9" officeooo:paragraph-rsid="0077f7f9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9e38a" officeooo:paragraph-rsid="0079e38a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87ec41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8abe84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959c42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422b7" officeooo:paragraph-rsid="00b422b7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422b7" officeooo:paragraph-rsid="00b467a4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c2d7e" officeooo:paragraph-rsid="00bc2d7e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e750a" officeooo:paragraph-rsid="00be750a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be750a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51e0f2"/>
    </style:style>
    <style:style style:name="T2" style:family="text">
      <style:text-properties officeooo:rsid="0052e64d"/>
    </style:style>
    <style:style style:name="T3" style:family="text">
      <style:text-properties officeooo:rsid="0053934b"/>
    </style:style>
    <style:style style:name="T4" style:family="text">
      <style:text-properties officeooo:rsid="0054ec21"/>
    </style:style>
    <style:style style:name="T5" style:family="text">
      <style:text-properties officeooo:rsid="00564ed8"/>
    </style:style>
    <style:style style:name="T6" style:family="text">
      <style:text-properties officeooo:rsid="00574e7c"/>
    </style:style>
    <style:style style:name="T7" style:family="text">
      <style:text-properties officeooo:rsid="00581739"/>
    </style:style>
    <style:style style:name="T8" style:family="text">
      <style:text-properties fo:font-size="16pt" style:text-underline-style="solid" style:text-underline-width="auto" style:text-underline-color="font-color" fo:font-weight="bold" officeooo:rsid="0050823b" style:font-size-asian="14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731509" style:font-size-asian="14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757834" style:font-size-asian="14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1d3b55" style:font-size-asian="14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776e5d" style:font-size-asian="14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70ed6a" style:font-size-asian="14pt" style:font-weight-asian="bold" style:font-size-complex="16pt" style:font-weight-complex="bold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723bfa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8d5125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77a0c3" style:font-size-asian="12.25pt" style:font-weight-asian="normal" style:font-size-complex="14pt" style:font-weight-complex="normal"/>
    </style:style>
    <style:style style:name="T18" style:family="text">
      <style:text-properties officeooo:rsid="002f7a72"/>
    </style:style>
    <style:style style:name="T19" style:family="text">
      <style:text-properties officeooo:rsid="00314814"/>
    </style:style>
    <style:style style:name="T20" style:family="text">
      <style:text-properties officeooo:rsid="0031aa3d"/>
    </style:style>
    <style:style style:name="T21" style:family="text">
      <style:text-properties officeooo:rsid="003271f4"/>
    </style:style>
    <style:style style:name="T22" style:family="text">
      <style:text-properties officeooo:rsid="0036d926"/>
    </style:style>
    <style:style style:name="T23" style:family="text">
      <style:text-properties officeooo:rsid="001d3b55"/>
    </style:style>
    <style:style style:name="T24" style:family="text">
      <style:text-properties officeooo:rsid="0038c6d3"/>
    </style:style>
    <style:style style:name="T25" style:family="text">
      <style:text-properties officeooo:rsid="003cfb3a"/>
    </style:style>
    <style:style style:name="T26" style:family="text">
      <style:text-properties officeooo:rsid="0043ed5e"/>
    </style:style>
    <style:style style:name="T27" style:family="text">
      <style:text-properties officeooo:rsid="00475a4b"/>
    </style:style>
    <style:style style:name="T28" style:family="text">
      <style:text-properties officeooo:rsid="0048c81f"/>
    </style:style>
    <style:style style:name="T29" style:family="text">
      <style:text-properties officeooo:rsid="004b2d97"/>
    </style:style>
    <style:style style:name="T30" style:family="text">
      <style:text-properties officeooo:rsid="004b8a90"/>
    </style:style>
    <style:style style:name="T31" style:family="text">
      <style:text-properties officeooo:rsid="004c4426"/>
    </style:style>
    <style:style style:name="T32" style:family="text">
      <style:text-properties officeooo:rsid="0050823b"/>
    </style:style>
    <style:style style:name="T33" style:family="text">
      <style:text-properties officeooo:rsid="005443d2"/>
    </style:style>
    <style:style style:name="T34" style:family="text">
      <style:text-properties officeooo:rsid="005a67a5"/>
    </style:style>
    <style:style style:name="T35" style:family="text">
      <style:text-properties officeooo:rsid="005b8e72"/>
    </style:style>
    <style:style style:name="T36" style:family="text">
      <style:text-properties officeooo:rsid="005d5965"/>
    </style:style>
    <style:style style:name="T37" style:family="text">
      <style:text-properties officeooo:rsid="00636aab"/>
    </style:style>
    <style:style style:name="T38" style:family="text">
      <style:text-properties officeooo:rsid="0066880c"/>
    </style:style>
    <style:style style:name="T39" style:family="text">
      <style:text-properties officeooo:rsid="0070ed6a"/>
    </style:style>
    <style:style style:name="T40" style:family="text">
      <style:text-properties officeooo:rsid="00723bfa"/>
    </style:style>
    <style:style style:name="T41" style:family="text">
      <style:text-properties officeooo:rsid="00731509"/>
    </style:style>
    <style:style style:name="T42" style:family="text">
      <style:text-properties officeooo:rsid="0077a0c3"/>
    </style:style>
    <style:style style:name="T43" style:family="text">
      <style:text-properties officeooo:rsid="007884c3"/>
    </style:style>
    <style:style style:name="T44" style:family="text">
      <style:text-properties officeooo:rsid="007bac45"/>
    </style:style>
    <style:style style:name="T45" style:family="text">
      <style:text-properties officeooo:rsid="007c7817"/>
    </style:style>
    <style:style style:name="T46" style:family="text">
      <style:text-properties officeooo:rsid="0080d76b"/>
    </style:style>
    <style:style style:name="T47" style:family="text">
      <style:text-properties officeooo:rsid="008115a8"/>
    </style:style>
    <style:style style:name="T48" style:family="text">
      <style:text-properties officeooo:rsid="008abe84"/>
    </style:style>
    <style:style style:name="T49" style:family="text">
      <style:text-properties officeooo:rsid="008be98a"/>
    </style:style>
    <style:style style:name="T50" style:family="text">
      <style:text-properties officeooo:rsid="008de39f"/>
    </style:style>
    <style:style style:name="T51" style:family="text">
      <style:text-properties officeooo:rsid="008f7461"/>
    </style:style>
    <style:style style:name="T52" style:family="text">
      <style:text-properties officeooo:rsid="0090fd88"/>
    </style:style>
    <style:style style:name="T53" style:family="text">
      <style:text-properties officeooo:rsid="0092e841"/>
    </style:style>
    <style:style style:name="T54" style:family="text">
      <style:text-properties officeooo:rsid="0093c279"/>
    </style:style>
    <style:style style:name="T55" style:family="text">
      <style:text-properties officeooo:rsid="0098e786"/>
    </style:style>
    <style:style style:name="T56" style:family="text">
      <style:text-properties officeooo:rsid="00a4dbb5"/>
    </style:style>
    <style:style style:name="T57" style:family="text">
      <style:text-properties officeooo:rsid="00a50445"/>
    </style:style>
    <style:style style:name="T58" style:family="text">
      <style:text-properties officeooo:rsid="00a79055"/>
    </style:style>
    <style:style style:name="T59" style:family="text">
      <style:text-properties officeooo:rsid="00aa6838"/>
    </style:style>
    <style:style style:name="T60" style:family="text">
      <style:text-properties officeooo:rsid="00abf515"/>
    </style:style>
    <style:style style:name="T61" style:family="text">
      <style:text-properties officeooo:rsid="00ac2bd3"/>
    </style:style>
    <style:style style:name="T62" style:family="text">
      <style:text-properties officeooo:rsid="00adac38"/>
    </style:style>
    <style:style style:name="T63" style:family="text">
      <style:text-properties officeooo:rsid="00adae5a"/>
    </style:style>
    <style:style style:name="T64" style:family="text">
      <style:text-properties officeooo:rsid="00b1eb61"/>
    </style:style>
    <style:style style:name="T65" style:family="text">
      <style:text-properties officeooo:rsid="00bc2d7e"/>
    </style:style>
    <style:style style:name="T66" style:family="text">
      <style:text-properties officeooo:rsid="0049cd4b"/>
    </style:style>
    <style:style style:name="T67" style:family="text">
      <style:text-properties officeooo:rsid="00bc4447"/>
    </style:style>
    <style:style style:name="T68" style:family="text">
      <style:text-properties officeooo:rsid="00bd8f5b"/>
    </style:style>
    <style:style style:name="T69" style:family="text">
      <style:text-properties fo:color="#000000" loext:opacity="100%"/>
    </style:style>
    <style:style style:name="T70" style:family="text">
      <style:text-properties fo:color="#000000" loext:opacity="100%" officeooo:rsid="003cfb3a"/>
    </style:style>
    <style:style style:name="T71" style:family="text">
      <style:text-properties fo:color="#000000" loext:opacity="100%" officeooo:rsid="00564ed8"/>
    </style:style>
    <style:style style:name="T72" style:family="text">
      <style:text-properties fo:color="#000000" loext:opacity="100%" officeooo:rsid="006d8cec"/>
    </style:style>
    <style:style style:name="T73" style:family="text">
      <style:text-properties fo:color="#000000" loext:opacity="100%" officeooo:rsid="00be750a"/>
    </style:style>
    <style:style style:name="T74" style:family="text">
      <style:text-properties officeooo:rsid="00be7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cénarios</text:p>
      <text:p text:style-name="P12"/>
      <text:p text:style-name="P13"><text:span text:style-name="T32">I</text:span> – <text:s/><text:span text:style-name="T39">Consulter les coordonnées d’un tracker </text:span>:</text:p>
      <text:p text:style-name="P7"/>
      <text:p text:style-name="P19">A – <text:span text:style-name="T38">Consulter les coordonnées du tracker</text:span> :</text:p>
      <text:p text:style-name="P8"/>
      <text:p text:style-name="P25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1"><text:span text:style-name="T25">2 </text:span>- <text:span text:style-name="T2">L’utilisateur appuie sur le bouton pour se connecter</text:span></text:p>
      <text:p text:style-name="P1"><text:span text:style-name="T25">3 </text:span>- <text:span text:style-name="T3">L’application envoie à l’API l’email et le mot de passe</text:span></text:p>
      <text:p text:style-name="P28"><text:span text:style-name="T25">4 –</text:span> <text:span text:style-name="T65">Si tout c’est bien passé l’application re</text:span><text:span text:style-name="T68">ç</text:span><text:span text:style-name="T65">oit un </text:span><text:span text:style-name="T68">jeton de session</text:span></text:p>
      <text:p text:style-name="P30"><text:span text:style-name="T27">5</text:span> – L’application vérifie que l’API n’a pas renvoyé d’erreur</text:p>
      <text:p text:style-name="P29"><text:span text:style-name="T31">6</text:span><text:span text:style-name="T25"> –</text:span> <text:span text:style-name="T30">Si il n’y a pas d’erreur, l</text:span><text:span text:style-name="T3">’</text:span><text:span text:style-name="T24">application </text:span><text:span text:style-name="T65">demande la liste des traqueurs </text:span><text:span text:style-name="T68">à l’API</text:span></text:p>
      <text:p text:style-name="P48">7 – <text:span text:style-name="T68">L’API</text:span> renvoie un tableau avec le nom et l’id des traqueurs</text:p>
      <text:p text:style-name="P33"><text:span text:style-name="T67">8</text:span> – L’utilisateur <text:span text:style-name="T29">appuie sur un bouton correspondant au tracker voulu</text:span></text:p>
      <text:p text:style-name="P48">9 <text:span text:style-name="T66">– </text:span>L’application demande à l’API les statu<text:span text:style-name="T68">t</text:span>s et la position actuelle du traqueur</text:p>
      <text:p text:style-name="P48">10 <text:span text:style-name="T66">– </text:span>L’API répond. </text:p>
      <text:p text:style-name="P34"><text:span text:style-name="T68">11</text:span> – L’application affiche la page principale avec les coordonnées du tracker</text:p>
      <text:p text:style-name="P35"/>
      <text:p text:style-name="P4"><text:span text:style-name="T7">B</text:span> – <text:span text:style-name="T7">Identification échouée </text:span>:</text:p>
      <text:p text:style-name="P4"/>
      <text:p text:style-name="P26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2"><text:span text:style-name="T25">2 </text:span>- <text:span text:style-name="T2">L’utilisateur appuie sur le bouton pour se connecter</text:span></text:p>
      <text:p text:style-name="P52"><text:span text:style-name="T25">3 </text:span>- <text:span text:style-name="T3">L’application envoie à l’API l’email et le mot de passe </text:span></text:p>
      <text:p text:style-name="P52"><text:span text:style-name="T70">4 </text:span><text:span text:style-name="T69">- </text:span><text:span text:style-name="T71">L’</text:span><text:span text:style-name="T73">API</text:span><text:span text:style-name="T71"> </text:span><text:span text:style-name="T72">indiqu</text:span><text:span text:style-name="T73">e</text:span><text:span text:style-name="T72"> une erreur d’authentification</text:span></text:p>
      <text:p text:style-name="P39"><text:span text:style-name="T74">5</text:span> – L’application détecte une erreur, <text:span text:style-name="T34">vide le champ mot de passe</text:span> et renvoie l’utilisateur à la <text:span text:style-name="T36">première </text:span><text:span text:style-name="T35">étape</text:span></text:p>
      <text:p text:style-name="P14"/>
      <text:p text:style-name="P15"><text:span text:style-name="T32">I</text:span><text:span text:style-name="T41">I</text:span> – <text:s/><text:span text:style-name="T39">Consulter l’</text:span><text:span text:style-name="T40">historique des coordonnées GPS</text:span><text:span text:style-name="T39"> </text:span>:</text:p>
      <text:p text:style-name="P20"/>
      <text:p text:style-name="P20"><text:span text:style-name="T40">A</text:span> – Consulter l’historique<text:span text:style-name="T37"> </text:span>:</text:p>
      <text:p text:style-name="P51">1 – Voir scénario 1-A étape 1 à 11</text:p>
      <text:p text:style-name="P36"><text:span text:style-name="T74">2</text:span><text:span text:style-name="T25"> –</text:span> <text:span text:style-name="T74">L’application demande à l’API l’historique des positions du traqueur</text:span></text:p>
      <text:p text:style-name="P36"><text:span text:style-name="T74">3</text:span><text:span text:style-name="T25"> –</text:span> <text:span text:style-name="T74">Si tout c’est bien passé, l</text:span><text:span text:style-name="T18">’API renvoie les coordonnées </text:span><text:span text:style-name="T19">GPS </text:span><text:span text:style-name="T18">du véhicule des dernières 48h </text:span><text:span text:style-name="T20">avec leurs horaires ass</text:span><text:span text:style-name="T26">o</text:span><text:span text:style-name="T20">ciées</text:span></text:p>
      <text:p text:style-name="P36"><text:span text:style-name="T74">4</text:span><text:span text:style-name="T25"> –</text:span> <text:span text:style-name="T74">L</text:span><text:span text:style-name="T20">’application affiche les coordonnées </text:span><text:span text:style-name="T21">avec les horaires correspondantes<text:line-break/></text:span><text:span text:style-name="T74">5 – Si l’utilisateur veut expoter ses coordonnées, il clique sur le bouton correspondante</text:span></text:p>
      <text:p text:style-name="P51">6 – L’application génère le fichier GPX grâce aux données récupérée ultérieurement</text:p>
      <text:p text:style-name="P51">7 – L’application donne accès à ce fichier à l’utilisateur </text:p>
      <text:p text:style-name="P36"/>
      <text:p text:style-name="P36"/>
      <text:p text:style-name="P36"/>
      <text:p text:style-name="P21"><text:soft-page-break/><text:span text:style-name="T56">B</text:span> – <text:span text:style-name="T57">Les coordonnées ne sont pas renvoyés</text:span><text:span text:style-name="T37"> </text:span>:</text:p>
      <text:p text:style-name="P9"/>
      <text:p text:style-name="P47">1 <text:span text:style-name="T74">et</text:span> 2 – Idem que précédemment</text:p>
      <text:p text:style-name="P38"><text:span text:style-name="T33">3</text:span><text:span text:style-name="T25"> –</text:span> <text:span text:style-name="T58">Si il y a eu une erreur, l’application affiche un message d’erreur </text:span><text:span text:style-name="T59">indiquant que les coordonnées GPS n’ont pas été reçu</text:span><text:span text:style-name="T60">es </text:span><text:span text:style-name="T64">et renvoie l’utilisateur à l’étape </text:span><text:span text:style-name="T74">2</text:span><text:span text:style-name="T60">.</text:span></text:p>
      <text:p text:style-name="P37"/>
      <text:p text:style-name="P37"><text:span text:style-name="T8">I</text:span><text:span text:style-name="T9">I</text:span><text:span text:style-name="T10">I</text:span><text:span text:style-name="T11"> – </text:span><text:span text:style-name="T12">Paramétrer le système</text:span><text:span text:style-name="T13"> </text:span><text:span text:style-name="T11">:</text:span></text:p>
      <text:p text:style-name="P22"/>
      <text:p text:style-name="P22"><text:span text:style-name="T40">A</text:span> – <text:span text:style-name="T42">Paramétrer le système </text:span>:</text:p>
      <text:p text:style-name="P49"/>
      <text:p text:style-name="P51">1 – Voir scénario 1-A étape 1 à 11</text:p>
      <text:p text:style-name="P40"><text:span text:style-name="T74">2</text:span> – L’utilisateur va dans la section paramètre<text:span text:style-name="T74">s</text:span></text:p>
      <text:p text:style-name="P40"><text:span text:style-name="T74">3</text:span> – <text:span text:style-name="T43">L’utilisateur active/désactive un paramètre</text:span></text:p>
      <text:p text:style-name="P41"><text:span text:style-name="T74">4</text:span> – <text:span text:style-name="T74">L’application fait la requête correspondante à l’API</text:span></text:p>
      <text:p text:style-name="P42"><text:span text:style-name="T74">5</text:span> – L’API <text:span text:style-name="T74">répond en indiquant si tout c’est bien passé</text:span></text:p>
      <text:p text:style-name="P42"><text:span text:style-name="T74">6</text:span> – Si il n’y a pas eu d’erreur, l’application actualise l’interface</text:p>
      <text:p text:style-name="P42"/>
      <text:p text:style-name="P23"><text:span text:style-name="T61">B</text:span> – <text:span text:style-name="T61">Le paramétrage n’a pas fonctionné </text:span><text:span text:style-name="T42"><text:s/></text:span>:</text:p>
      <text:p text:style-name="P11"/>
      <text:p text:style-name="P46">1 à <text:span text:style-name="T74">3</text:span> – Idem que précédemment</text:p>
      <text:p text:style-name="P45"><text:span text:style-name="T74">4</text:span> – Si <text:span text:style-name="T62">il y a eu une erreur, l’application affiche un message d’erreur indiquant que le paramétrage n’a pas fonctionné</text:span><text:span text:style-name="T63"> </text:span><text:span text:style-name="T64">et renvoie l’utilisateur à l’étape </text:span><text:span text:style-name="T74">2</text:span></text:p>
      <text:p text:style-name="P18"/>
      <text:p text:style-name="P18"><text:span text:style-name="T32">I</text:span><text:span text:style-name="T48">V</text:span> – <text:span text:style-name="T49">Alerter l’utilisateur</text:span><text:span text:style-name="T39"> </text:span>:</text:p>
      <text:p text:style-name="P24"/>
      <text:p text:style-name="P18"><text:span text:style-name="T15">A</text:span><text:span text:style-name="T14"> – </text:span><text:span text:style-name="T16">Alerter l’utilisateur</text:span><text:span text:style-name="T17"> </text:span><text:span text:style-name="T14">:</text:span></text:p>
      <text:p text:style-name="P10"/>
      <text:p text:style-name="P43">- <text:span text:style-name="T50">Si l’utilisateur </text:span><text:span text:style-name="T51">à activé les alertes, </text:span><text:span text:style-name="T50">l</text:span>’API envoie un fichier JSON indiquant que l’<text:span text:style-name="T52">alerte et les informations correspondantes à celle-ci</text:span></text:p>
      <text:p text:style-name="P44">- <text:span text:style-name="T53">Un programme </text:span>recepteur tournant en boucle dans l’OS <text:span text:style-name="T54">de l’utilisat</text:span><text:span text:style-name="T55">e</text:span><text:span text:style-name="T54">ur </text:span>envoie une notification sur les téléphones connectés indiquant l’<text:span text:style-name="T52">alerte et les informations correspondantes à celle-ci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3:36:42.987784187</meta:creation-date>
    <meta:generator>LibreOffice/7.0.4.2$Linux_X86_64 LibreOffice_project/00$Build-2</meta:generator>
    <dc:date>2023-01-24T21:01:10.612312165</dc:date>
    <meta:editing-duration>PT2H11M25S</meta:editing-duration>
    <meta:editing-cycles>150</meta:editing-cycles>
    <meta:document-statistic meta:table-count="0" meta:image-count="0" meta:object-count="0" meta:page-count="2" meta:paragraph-count="46" meta:word-count="487" meta:character-count="2991" meta:non-whitespace-character-count="2507"/>
  </office:meta>
</office:document-meta>
</file>